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</office:automatic-styles>
  <office:body>
    <office:text text:use-soft-page-breaks="true">
      <text:p text:style-name="P1">Tables:</text:p>
      <text:list text:style-name="LFO1" text:continue-numbering="true">
        <text:list-item>
          <text:p text:style-name="P2">Passenger<text:s/></text:p>
          <text:list text:continue-numbering="true">
            <text:list-item>
              <text:p text:style-name="P3">passenger_ID</text:p>
            </text:list-item>
            <text:list-item>
              <text:p text:style-name="P4">first_name</text:p>
            </text:list-item>
            <text:list-item>
              <text:p text:style-name="P5">last_name</text:p>
            </text:list-item>
            <text:list-item>
              <text:p text:style-name="P6">phone_number</text:p>
            </text:list-item>
            <text:list-item>
              <text:p text:style-name="P7">email_address</text:p>
            </text:list-item>
            <text:list-item>
              <text:p text:style-name="P8">address_lines</text:p>
            </text:list-item>
            <text:list-item>
              <text:p text:style-name="P9">city</text:p>
            </text:list-item>
            <text:list-item>
              <text:p text:style-name="P10">username</text:p>
            </text:list-item>
            <text:list-item>
              <text:p text:style-name="P11">password</text:p>
            </text:list-item>
          </text:list>
        </text:list-item>
        <text:list-item>
          <text:p text:style-name="P12">Flights-Passenger</text:p>
          <text:list text:continue-numbering="true">
            <text:list-item>
              <text:p text:style-name="P13">flight_NO</text:p>
            </text:list-item>
            <text:list-item>
              <text:p text:style-name="P14">passenger_ID</text:p>
            </text:list-item>
            <text:list-item>
              <text:p text:style-name="P15">travel_class</text:p>
            </text:list-item>
            <text:list-item>
              <text:p text:style-name="P16">date/time</text:p>
            </text:list-item>
          </text:list>
        </text:list-item>
        <text:list-item>
          <text:p text:style-name="P17">Flights</text:p>
          <text:list text:continue-numbering="true">
            <text:list-item>
              <text:p text:style-name="P18">flight_NO</text:p>
            </text:list-item>
            <text:list-item>
              <text:p text:style-name="P19">airoport_name</text:p>
            </text:list-item>
            <text:list-item>
              <text:p text:style-name="P20">airoport_location_country</text:p>
            </text:list-item>
            <text:list-item>
              <text:p text:style-name="P21">airoport_location_city</text:p>
            </text:list-item>
          </text:list>
        </text:list-item>
        <text:list-item>
          <text:p text:style-name="P22">Messages</text:p>
          <text:list text:continue-numbering="true">
            <text:list-item>
              <text:p text:style-name="P23">passengerID</text:p>
            </text:list-item>
            <text:list-item>
              <text:p text:style-name="P24">date/time</text:p>
            </text:list-item>
            <text:list-item>
              <text:p text:style-name="P25">message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ryna Bernyk</meta:initial-creator>
    <dc:creator>Iryna Bernyk</dc:creator>
    <meta:creation-date>2017-10-21T12:11:00Z</meta:creation-date>
    <dc:date>2017-10-21T16:00:00Z</dc:date>
    <meta:template xlink:href="Normal" xlink:type="simple"/>
    <meta:editing-cycles>2</meta:editing-cycles>
    <meta:editing-duration>PT12540S</meta:editing-duration>
    <meta:document-statistic meta:page-count="1" meta:paragraph-count="1" meta:word-count="45" meta:character-count="301" meta:row-count="2" meta:non-whitespace-character-count="257"/>
  </office:meta>
</office:document-meta>
</file>